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ciFi Channel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fadc channel</text:p>
          </table:table-cell>
          <table:table-cell office:value-type="string" calcext:value-type="string">
            <text:p>#Pixel</text:p>
          </table:table-cell>
          <table:table-cell office:value-type="string" calcext:value-type="string">
            <text:p>X-coord [inches]</text:p>
          </table:table-cell>
          <table:table-cell/>
          <table:table-cell office:value-type="string" calcext:value-type="string">
            <text:p>#fadc channel</text:p>
          </table:table-cell>
          <table:table-cell office:value-type="string" calcext:value-type="string">
            <text:p>#Pixel</text:p>
          </table:table-cell>
          <table:table-cell office:value-type="string" calcext:value-type="string">
            <text:p>Y-coord [inches]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([.B2]-1)*(121.28/32)/24.5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([.B3]-1)*(0.09)" office:value-type="float" office:value="0.09" calcext:value-type="float">
            <text:p>0.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([.B3]-1)*(0.11)"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([.B4]-1)*(0.09)" office:value-type="float" office:value="0.18" calcext:value-type="float">
            <text:p>0.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([.B4]-1)*(0.11)"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[.B5]-1)*(0.09)" office:value-type="float" office:value="0.27" calcext:value-type="float">
            <text:p>0.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([.B5]-1)*(0.11)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([.B6]-1)*(0.09)" office:value-type="float" office:value="0.36" calcext:value-type="float">
            <text:p>0.3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([.B6]-1)*(0.11)"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([.B7]-1)*(0.09)" office:value-type="float" office:value="0.45" calcext:value-type="float">
            <text:p>0.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([.B7]-1)*(0.11)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([.B8]-1)*(0.09)" office:value-type="float" office:value="0.54" calcext:value-type="float">
            <text:p>0.5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formula="of:=([.B8]-1)*(0.11)"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([.B9]-1)*(0.09)" office:value-type="float" office:value="0.63" calcext:value-type="float">
            <text:p>0.6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formula="of:=([.B9]-1)*(0.11)"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([.B10]-1)*(0.09)" office:value-type="float" office:value="0.9" calcext:value-type="float">
            <text:p>0.9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formula="of:=([.B10]-1)*(0.11)" office:value-type="float" office:value="1.1" calcext:value-type="float">
            <text:p>1.1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([.B11]-1)*(0.09)" office:value-type="float" office:value="0.81" calcext:value-type="float">
            <text:p>0.8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formula="of:=([.B11]-1)*(0.11)"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([.B12]-1)*(0.09)" office:value-type="float" office:value="0.72" calcext:value-type="float">
            <text:p>0.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([.B12]-1)*(0.11)"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B13]-1)*(0.09)" office:value-type="float" office:value="0.99" calcext:value-type="float">
            <text:p>0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([.B13]-1)*(0.11)"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formula="of:=([.B14]-1)*(0.09)" office:value-type="float" office:value="1.08" calcext:value-type="float">
            <text:p>1.08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formula="of:=([.B14]-1)*(0.11)"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([.B15]-1)*(0.09)" office:value-type="float" office:value="1.17" calcext:value-type="float">
            <text:p>1.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([.B15]-1)*(0.11)" office:value-type="float" office:value="1.43" calcext:value-type="float">
            <text:p>1.4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([.B16]-1)*(0.09)" office:value-type="float" office:value="1.26" calcext:value-type="float">
            <text:p>1.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formula="of:=([.B16]-1)*(0.11)" office:value-type="float" office:value="1.54" calcext:value-type="float">
            <text:p>1.5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([.B17]-1)*(0.09)" office:value-type="float" office:value="1.35" calcext:value-type="float">
            <text:p>1.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([.B17]-1)*(0.11)"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formula="of:=([.B18]-1)*(0.09)" office:value-type="float" office:value="1.44" calcext:value-type="float">
            <text:p>1.4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formula="of:=([.B18]-1)*(0.11)"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formula="of:=([.B19]-1)*(0.09)" office:value-type="float" office:value="1.53" calcext:value-type="float">
            <text:p>1.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formula="of:=([.B19]-1)*(0.11)"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([.B20]-1)*(0.09)" office:value-type="float" office:value="1.62" calcext:value-type="float">
            <text:p>1.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([.B20]-1)*(0.11)"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B21]-1)*(0.09)" office:value-type="float" office:value="1.71" calcext:value-type="float">
            <text:p>1.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([.B21]-1)*(0.11)"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formula="of:=([.B22]-1)*(0.09)" office:value-type="float" office:value="1.8" calcext:value-type="float">
            <text:p>1.8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([.B22]-1)*(0.11)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B23]-1)*(0.09)" office:value-type="float" office:value="1.89" calcext:value-type="float">
            <text:p>1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([.B23]-1)*(0.11)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([.B24]-1)*(0.09)" office:value-type="float" office:value="1.98" calcext:value-type="float">
            <text:p>1.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table:formula="of:=([.B24]-1)*(0.11)"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B25]-1)*(0.09)" office:value-type="float" office:value="2.07" calcext:value-type="float">
            <text:p>2.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([.B25]-1)*(0.11)"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formula="of:=([.B26]-1)*(0.09)" office:value-type="float" office:value="2.16" calcext:value-type="float">
            <text:p>2.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([.B26]-1)*(0.11)" office:value-type="float" office:value="2.64" calcext:value-type="float">
            <text:p>2.6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([.B27]-1)*(0.09)" office:value-type="float" office:value="2.25" calcext:value-type="float">
            <text:p>2.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([.B27]-1)*(0.11)" office:value-type="float" office:value="2.75" calcext:value-type="float">
            <text:p>2.7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formula="of:=([.B28]-1)*(0.09)" office:value-type="float" office:value="2.34" calcext:value-type="float">
            <text:p>2.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([.B28]-1)*(0.11)"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([.B29]-1)*(0.09)" office:value-type="float" office:value="2.43" calcext:value-type="float">
            <text:p>2.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([.B29]-1)*(0.11)"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formula="of:=([.B30]-1)*(0.09)" office:value-type="float" office:value="2.52" calcext:value-type="float">
            <text:p>2.5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table:formula="of:=([.B30]-1)*(0.11)" office:value-type="float" office:value="3.08" calcext:value-type="float">
            <text:p>3.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([.B31]-1)*(0.09)" office:value-type="float" office:value="2.61" calcext:value-type="float">
            <text:p>2.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([.B31]-1)*(0.11)"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formula="of:=([.B32]-1)*(0.09)" office:value-type="float" office:value="2.7" calcext:value-type="float">
            <text:p>2.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formula="of:=([.B32]-1)*(0.11)" office:value-type="float" office:value="3.3" calcext:value-type="float">
            <text:p>3.3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([.B33]-1)*(0.09)" office:value-type="float" office:value="2.79" calcext:value-type="float">
            <text:p>2.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formula="of:=([.B33]-1)*(0.11)" office:value-type="float" office:value="3.41" calcext:value-type="float">
            <text:p>3.41</text:p>
          </table:table-cell>
          <table:table-cell table:number-columns-repeated="2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22:53:57.798902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1-15T11:29:11.187911426</dc:date>
    <meta:editing-duration>P3DT18H12M37S</meta:editing-duration>
    <meta:editing-cycles>12</meta:editing-cycles>
    <meta:generator>LibreOffice/5.3.6.1$Linux_X86_64 LibreOffice_project/30$Build-1</meta:generator>
    <meta:print-date>2018-11-06T09:45:35.389650815</meta:print-date>
    <meta:document-statistic meta:table-count="1" meta:cell-count="198" meta:object-count="0"/>
  </office:meta>
</office:document-meta>
</file>